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family="FreeMono" style:font-family-generic="modern" style:font-pitch="fixed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FreeMono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699cm" svg:height="7.112cm" svg:x="8.09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4.572cm" svg:x="8.721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94cm" svg:height="3.81cm" svg:x="9.35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2.746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81cm" svg:height="0.381cm" svg:x="2.746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381cm" svg:x="2.746cm" svg:y="5.44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698cm" svg:height="0.963cm" svg:x="3.254cm" svg:y="5.953cm">
          <draw:text-box>
            <text:p><text:span text:style-name="T1">Programs accepted by</text:span></text:p>
            <text:p><text:span text:style-name="T1">the static type checker</text:span></text:p>
          </draw:text-box>
        </draw:frame>
        <draw:frame draw:style-name="gr7" draw:text-style-name="P2" draw:layer="layout" svg:width="3.177cm" svg:height="0.607cm" svg:x="3.254cm" svg:y="5.318cm">
          <draw:text-box>
            <text:p><text:span text:style-name="T1">Sound C programs</text:span></text:p>
          </draw:text-box>
        </draw:frame>
        <draw:frame draw:style-name="gr7" draw:text-style-name="P2" draw:layer="layout" svg:width="3.533cm" svg:height="0.607cm" svg:x="3.235cm" svg:y="4.683cm">
          <draw:text-box>
            <text:p><text:span text:style-name="T1">Unsound C programs</text:span></text:p>
          </draw:text-box>
        </draw:frame>
        <draw:line draw:style-name="gr8" draw:text-style-name="P1" draw:layer="layout" svg:x1="11.769cm" svg:y1="4.556cm" svg:x2="13.192cm" svg:y2="4.556cm">
          <text:p/>
        </draw:line>
        <draw:line draw:style-name="gr8" draw:text-style-name="P1" draw:layer="layout" svg:x1="10.124cm" svg:y1="7.604cm" svg:x2="14.055cm" svg:y2="7.604cm">
          <text:p/>
        </draw:line>
        <draw:frame draw:style-name="gr9" draw:text-style-name="P3" draw:layer="layout" svg:width="3.677cm" svg:height="1.841cm" svg:x="14.061cm" svg:y="6.715cm">
          <draw:text-box>
            <text:p><text:span text:style-name="T2">if (TRUE) {</text:span></text:p>
            <text:p><text:span text:style-name="T2"><text:tab/></text:span><text:span text:style-name="T2">1</text:span></text:p>
            <text:p><text:span text:style-name="T2">} else {</text:span></text:p>
            <text:p><text:span text:style-name="T2"><text:tab/></text:span><text:span text:style-name="T2">1 + “foo”;</text:span></text:p>
            <text:p><text:span text:style-name="T2">}</text:span></text:p>
          </draw:text-box>
        </draw:frame>
        <draw:frame draw:style-name="gr9" draw:text-style-name="P3" draw:layer="layout" svg:width="5.455cm" svg:height="0.887cm" svg:x="13.192cm" svg:y="4.05cm">
          <draw:text-box>
            <text:p><text:span text:style-name="T2">char* x = “?”;</text:span></text:p>
            <text:p><text:span text:style-name="T2">double y = &amp;((double*) x);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4T10:41:18</meta:creation-date>
    <dc:date>2012-05-13T11:49:37</dc:date>
    <meta:editing-duration>PT2H1M16S</meta:editing-duration>
    <meta:editing-cycles>21</meta:editing-cycles>
    <meta:generator>LibreOffice/3.4$Linux LibreOffice_project/340m1$Build-402</meta:generator>
    <meta:document-statistic meta:object-count="13"/>
  </office:meta>
</office:document-meta>
</file>